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fo:color="#00ae00" style:font-name="Arial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Text_20_body">
      <style:text-properties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0000"/>
    </style:style>
    <style:style style:name="T3" style:family="text">
      <style:text-properties fo:color="#ff950e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style:use-window-font-color="true" fo:font-weight="normal" style:font-name-asian="Courier New" style:font-weight-asian="normal" style:font-name-complex="Courier New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faktoryzacja category</text:p>
      <text:p text:style-name="P7"/>
      <text:p text:style-name="P7">1. Do pliku dodajemy następujacy wpis</text:p>
      <text:p text:style-name="P7"/>
      <text:p text:style-name="P1"># src/BlogBundle/Resources/config/doctrine/<text:span text:style-name="T4">Tag.orm.yml</text:span></text:p>
      <text:p text:style-name="P1">BlogBundle\Entity\Tag:</text:p>
      <text:p text:style-name="P1"><text:s text:c="2"/>type: entity</text:p>
      <text:p text:style-name="P1"><text:s text:c="2"/><text:span text:style-name="T1">repositoryClass: BlogBundle\Repository\TagRepository</text:span></text:p>
      <text:p text:style-name="P1"><text:s text:c="2"/>table: tag</text:p>
      <text:p text:style-name="P1"/>
      <text:p text:style-name="P4">2. Utworzenie nowego katalogu <text:span text:style-name="T1">Repository</text:span> i klasy <text:span text:style-name="T1">TagRepository </text:span>za pomocą polecenia: </text:p>
      <text:p text:style-name="P4"/>
      <text:p text:style-name="P8"><text:span text:style-name="T2"><text:tab/></text:span><text:span text:style-name="T3">php app/console doctrine:generate:entities BlogBundle</text:span></text:p>
      <text:p text:style-name="P9"/>
      <text:p text:style-name="P7">3. W nowo powstałym pliku dodajemy metodę:</text:p>
      <text:p text:style-name="P10"/>
      <text:p text:style-name="P4">src/BlogBundle/Repository/<text:span text:style-name="T1">TagRepository.php</text:span></text:p>
      <text:p text:style-name="P1">&lt;?php</text:p>
      <text:p text:style-name="P1"/>
      <text:p text:style-name="P1">namespace BlogBundle\Repository;</text:p>
      <text:p text:style-name="P1"/>
      <text:p text:style-name="P1"/>
      <text:p text:style-name="P1">class TagRepository extends \Doctrine\ORM\EntityRepository</text:p>
      <text:p text:style-name="P1">{</text:p>
      <text:p text:style-name="P1"><text:s text:c="4"/><text:span text:style-name="T1">public function getWithPosts()</text:span></text:p>
      <text:p text:style-name="P1"><text:s text:c="4"/>{</text:p>
      <text:p text:style-name="P1"><text:s text:c="8"/>//$query = $this-&gt;getEntityManager()-&gt;createQuery('SELECT t FROM BlogBundle:Tag t INNER JOIN t.posts pt');</text:p>
      <text:p text:style-name="P1"><text:s text:c="8"/></text:p>
      <text:p text:style-name="P1"><text:s text:c="8"/>$qb = $this-&gt;createQueryBuilder('t')</text:p>
      <text:p text:style-name="P1"><text:s text:c="12"/>-&gt;innerJoin('t.posts', 'pt')</text:p>
      <text:p text:style-name="P1"><text:s text:c="12"/>//-&gt;innerJoin('pt.tags', 'p')</text:p>
      <text:p text:style-name="P1"><text:s text:c="12"/>-&gt;orderBy('t.name', 'ASC');</text:p>
      <text:p text:style-name="P1"/>
      <text:p text:style-name="P1"><text:s text:c="8"/>$query = $qb-&gt;getQuery();</text:p>
      <text:p text:style-name="P1"/>
      <text:p text:style-name="P1"><text:s text:c="8"/>return $query-&gt;getResult();</text:p>
      <text:p text:style-name="P1"><text:s text:c="4"/>}</text:p>
      <text:p text:style-name="P1">}</text:p>
      <text:p text:style-name="P1"/>
      <text:p text:style-name="P1"><text:span text:style-name="T5">4. Modyfikujemy w kotrolerze metody index i show:</text:span></text:p>
      <text:p text:style-name="P1"/>
      <text:p text:style-name="P11">blog\src\BlogBundle\Controller\<text:span text:style-name="T4">PostController.php</text:span></text:p>
      <text:p text:style-name="P11"/>
      <text:p text:style-name="P1"><text:s text:c="4"/>public function indexAction(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ies = $em-&gt;getRepository('BlogBundle:Post')-&gt;findAll();</text:p>
      <text:p text:style-name="P1"><text:s text:c="8"/></text:p>
      <text:p text:style-name="P1"><text:s text:c="8"/>//$query = $em-&gt;createQuery('SELECT c FROM BlogBundle:Category c LEFT JOIN c.posts p WHERE p.category = c.id');</text:p>
      <text:p text:style-name="P1"><text:s text:c="8"/>//$categories = $query-&gt;getResult();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7"/><text:span text:style-name="T1"><text:s/>$tags = $em-&gt;getRepository('BlogBundle:Tag')-&gt;getWithPosts(); </text:span>//pobranie wszystkich tagów, które mają posty</text:p>
      <text:p text:style-name="P1"><text:s text:c="8"/></text:p>
      <text:p text:style-name="P1"><text:s text:c="8"/>return $this-&gt;render('BlogBundle:Post:index.html.twig', array(</text:p>
      <text:p text:style-name="P1"><text:s text:c="12"/>'entities' =&gt; $entities,</text:p>
      <text:p text:style-name="P1"><text:soft-page-break/><text:s text:c="12"/>'categories' =&gt; $categories,</text:p>
      <text:p text:style-name="P1"><text:s text:c="12"/><text:span text:style-name="T1">'tags' =&gt; $tags,</text:span></text:p>
      <text:p text:style-name="P1"><text:s text:c="8"/>));</text:p>
      <text:p text:style-name="P1"><text:s text:c="4"/>}</text:p>
      <text:p text:style-name="P1"/>
      <text:p text:style-name="P1"><text:s text:c="4"/>public function showAction($id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BlogBundle:Post')-&gt;find($id);</text:p>
      <text:p text:style-name="P1"/>
      <text:p text:style-name="P1"><text:s text:c="8"/>if (!$entity) {</text:p>
      <text:p text:style-name="P1"><text:s text:c="12"/>throw $this-&gt;createNotFoundException('Unable to find Post entity.');</text:p>
      <text:p text:style-name="P1"><text:s text:c="8"/>}</text:p>
      <text:p text:style-name="P1"/>
      <text:p text:style-name="P1"><text:s text:c="8"/>$deleteForm = $this-&gt;createDeleteForm($id);</text:p>
      <text:p text:style-name="P1"><text:s text:c="8"/></text:p>
      <text:p text:style-name="P1"><text:s text:c="8"/>$categories = $em-&gt;getRepository('BlogBundle:Category')-&gt;getWithPosts();</text:p>
      <text:p text:style-name="P1"><text:s text:c="8"/></text:p>
      <text:p text:style-name="P1"><text:s text:c="8"/><text:span text:style-name="T1">$tags = $em-&gt;getRepository('BlogBundle:Tag')-&gt;getWithPosts();</text:span></text:p>
      <text:p text:style-name="P1"/>
      <text:p text:style-name="P1"><text:s text:c="8"/>return $this-&gt;render('BlogBundle:Post:show.html.twig', array(</text:p>
      <text:p text:style-name="P1"><text:s text:c="12"/>'entity' <text:s text:c="5"/>=&gt; $entity,</text:p>
      <text:p text:style-name="P1"><text:s text:c="12"/>'delete_form' =&gt; $deleteForm-&gt;createView(),</text:p>
      <text:p text:style-name="P1"><text:s text:c="12"/>'categories' <text:s/>=&gt; $categories,</text:p>
      <text:p text:style-name="P1"><text:s text:c="12"/><text:span text:style-name="T1">'tags' <text:s text:c="7"/>=&gt;$tags,</text:span></text:p>
      <text:p text:style-name="P1"><text:s text:c="8"/>));</text:p>
      <text:p text:style-name="P1"><text:s text:c="4"/>}</text:p>
      <text:p text:style-name="P1"/>
      <text:p text:style-name="P1">5. Dopisujemy kategorie do template:</text:p>
      <text:p text:style-name="P1">blog\src\BlogBundle\Resources\views\Post\<text:span text:style-name="T4">index.html.twig</text:span></text:p>
      <text:p text:style-name="P1">blog\src\BlogBundle\Resources\views\Post\<text:span text:style-name="T4">show.html.twig</text:span></text:p>
      <text:p text:style-name="P1"><text:span text:style-name="T4"/></text:p>
      <text:p text:style-name="P1"><text:s text:c="8"/>&lt;div class="col-md-4"&gt;</text:p>
      <text:p text:style-name="P1"><text:s text:c="12"/>{{ include('BlogBundle:Post:_sidebar.html.twig', { 'categories': categories, <text:span text:style-name="T1">'tags': tags</text:span> }) }}</text:p>
      <text:p text:style-name="P1"><text:s text:c="8"/>&lt;/div&gt;</text:p>
      <text:p text:style-name="P1"/>
      <text:p text:style-name="P1">6.Pętla wyświetlająca kategorię.</text:p>
      <text:p text:style-name="P1">blog\src\BlogBundle\Resources\views\Post\<text:span text:style-name="T4">_sidebar.html.twig</text:span> </text:p>
      <text:p text:style-name="P1"/>
      <text:p text:style-name="P1"><text:s text:c="4"/>&lt;!-- Tab panes --&gt;</text:p>
      <text:p text:style-name="P1"><text:s text:c="4"/>&lt;div class="tab-content"&gt;</text:p>
      <text:p text:style-name="P1"><text:s text:c="8"/>&lt;div class="tab-pane fade in active" id="categories"&gt;</text:p>
      <text:p text:style-name="P1"><text:s text:c="12"/>&lt;div class="list-group"&gt;</text:p>
      <text:p text:style-name="P1"><text:s text:c="16"/>&lt;a class="list-group-item" href="{{ path('post') }}"&gt;All&lt;/a&gt;</text:p>
      <text:p text:style-name="P1"><text:s text:c="16"/>{% for category in categories %}</text:p>
      <text:p text:style-name="P1"><text:s text:c="16"/>&lt;a class="list-group-item" href="{{ path('blog_category', { 'slug': category.slug }) }}"&gt; {{ category.name }}&lt;/a&gt;</text:p>
      <text:p text:style-name="P1"><text:s text:c="16"/>{% endfor %}</text:p>
      <text:p text:style-name="P1"><text:s text:c="12"/>&lt;/div&gt;</text:p>
      <text:p text:style-name="P1"><text:s text:c="8"/>&lt;/div&gt;</text:p>
      <text:p text:style-name="P1"><text:s text:c="8"/>&lt;div class="tab-pane fade" id="tags"&gt;</text:p>
      <text:p text:style-name="P5"><text:s text:c="12"/>&lt;div class="list-group"&gt;</text:p>
      <text:p text:style-name="P5"><text:s text:c="16"/>{% for tag in tags %}</text:p>
      <text:p text:style-name="P5"><text:s text:c="16"/>&lt;a class="list-group-item" href="{{ path('blog_tag', { 'slug': tag.slug }) }}"&gt;{{ tag.name }}&lt;/a&gt;</text:p>
      <text:p text:style-name="P5"><text:s text:c="16"/>{% endfor %}</text:p>
      <text:p text:style-name="P5"><text:s text:c="12"/>&lt;/div&gt;</text:p>
      <text:p text:style-name="P1"><text:s text:c="8"/>&lt;/div&gt;</text:p>
      <text:p text:style-name="P1"><text:s text:c="8"/>&lt;div class="tab-pane fade" id="archives"&gt;</text:p>
      <text:p text:style-name="P1"><text:s text:c="12"/>&lt;p&gt;Archives&lt;/p&gt;</text:p>
      <text:p text:style-name="P1"><text:s text:c="8"/>&lt;/div&gt;</text:p>
      <text:p text:style-name="P1"><text:s text:c="4"/>&lt;/div&gt;</text:p>
      <text:p text:style-name="P1"/>
      <text:p text:style-name="P1"><text:soft-page-break/><text:span text:style-name="T5">7. Modyfikujemy w kotrolerze metode show:</text:span></text:p>
      <text:p text:style-name="P11">blog\src\BlogBundle\Controller\<text:span text:style-name="T4">CategoryController.php</text:span></text:p>
      <text:p text:style-name="P2">&lt;?php</text:p>
      <text:p text:style-name="P2"/>
      <text:p text:style-name="P2">namespace BlogBundle\Controller;</text:p>
      <text:p text:style-name="P2"/>
      <text:p text:style-name="P2">use Symfony\Component\HttpFoundation\Request;</text:p>
      <text:p text:style-name="P2">use Symfony\Bundle\FrameworkBundle\Controller\Controller;</text:p>
      <text:p text:style-name="P2"/>
      <text:p text:style-name="P2">use BlogBundle\Entity\Category;</text:p>
      <text:p text:style-name="P2"/>
      <text:p text:style-name="P2">class CategoryController extends Controller</text:p>
      <text:p text:style-name="P2">{</text:p>
      <text:p text:style-name="P2"/>
      <text:p text:style-name="P2"><text:s text:c="4"/>public function showAction($slug)</text:p>
      <text:p text:style-name="P2"><text:s text:c="4"/>{</text:p>
      <text:p text:style-name="P2"><text:s text:c="8"/>$em = $this-&gt;getDoctrine()-&gt;getManager();</text:p>
      <text:p text:style-name="P2"><text:s/></text:p>
      <text:p text:style-name="P2"><text:s text:c="8"/>$category = $em-&gt;getRepository('BlogBundle:Category')-&gt;findOneBySlug($slug);</text:p>
      <text:p text:style-name="P2"><text:s text:c="8"/></text:p>
      <text:p text:style-name="P2"><text:s text:c="8"/>if (!$category) {</text:p>
      <text:p text:style-name="P2"><text:s text:c="12"/>throw $this-&gt;createNotFoundException('Unable to find Category entity.');</text:p>
      <text:p text:style-name="P2"><text:s text:c="8"/>}</text:p>
      <text:p text:style-name="P2"><text:s text:c="8"/></text:p>
      <text:p text:style-name="P2"><text:s text:c="8"/>$category-&gt;setActivePosts($em-&gt;getRepository('BlogBundle:Post')-&gt;getPostsFromCategory($category-&gt;getId()));</text:p>
      <text:p text:style-name="P2"><text:s text:c="8"/></text:p>
      <text:p text:style-name="P2"><text:s text:c="8"/>$categories = $em-&gt;getRepository('BlogBundle:Category')-&gt;getWithPosts(); //pobranie wszystkich kategorii, które mają posty</text:p>
      <text:p text:style-name="P2"><text:s text:c="8"/></text:p>
      <text:p text:style-name="P2"><text:s text:c="8"/><text:span text:style-name="T1">$tags = $em-&gt;getRepository('BlogBundle:Tag')-&gt;getWithPosts();</text:span> //pobranie wszystkich tagów, które mają posty</text:p>
      <text:p text:style-name="P2"><text:s text:c="8"/></text:p>
      <text:p text:style-name="P2"><text:s text:c="8"/>return $this-&gt;render('BlogBundle:Category:show.html.twig', array(</text:p>
      <text:p text:style-name="P2"><text:s text:c="12"/>'category' =&gt; $category,</text:p>
      <text:p text:style-name="P2"><text:s text:c="12"/>'categories' =&gt; $categories,</text:p>
      <text:p text:style-name="P2"><text:s text:c="12"/><text:span text:style-name="T1">'tags' =&gt; $tags,</text:span></text:p>
      <text:p text:style-name="P2"><text:s text:c="8"/>));</text:p>
      <text:p text:style-name="P2"><text:s text:c="4"/>}</text:p>
      <text:p text:style-name="P2">}</text:p>
      <text:p text:style-name="P2"/>
      <text:p text:style-name="P1">8. Dopisujemy tag do template:</text:p>
      <text:p text:style-name="P2">blog\src\BlogBundle\Resources\views\Post\<text:span text:style-name="T4">show.html.twig</text:span></text:p>
      <text:p text:style-name="P2"/>
      <text:p text:style-name="P2"/>
      <text:p text:style-name="P2"><text:s text:c="8"/>&lt;div class="col-md-4"&gt;</text:p>
      <text:p text:style-name="P2"><text:s text:c="12"/>{{ include('BlogBundle:Post:_sidebar.html.twig', { 'categories': categories, <text:span text:style-name="T1">'tags': tags</text:span> }) }}</text:p>
      <text:p text:style-name="P2"><text:s text:c="8"/>&lt;/div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odanie strony wyświtelającej posty przypisane do tagu</text:p>
      <text:p text:style-name="P1"/>
      <text:p text:style-name="P1">1. Dodanie routingu:</text:p>
      <text:p text:style-name="P11">blog\src\BlogBundle\Resources\config\<text:span text:style-name="T4">routing.yml</text:span></text:p>
      <text:p text:style-name="P5">blog_tag:</text:p>
      <text:p text:style-name="P5"><text:s text:c="4"/>path: <text:s text:c="4"/>/tag/{slug}</text:p>
      <text:p text:style-name="P5"><text:s text:c="4"/>defaults: { _controller: BlogBundle:Tag:show }</text:p>
      <text:p text:style-name="P1"/>
      <text:p text:style-name="P1">2. Dodajemy metody:</text:p>
      <text:p text:style-name="P11">blog\src\BlogBundle\Entity\<text:span text:style-name="T4">Tag.php </text:span></text:p>
      <text:p text:style-name="P5"><text:s text:c="4"/>private $active_posts;</text:p>
      <text:p text:style-name="P5"><text:s text:c="4"/></text:p>
      <text:p text:style-name="P5"><text:s text:c="4"/>public function setActivePosts($activePosts)</text:p>
      <text:p text:style-name="P5"><text:s text:c="4"/>{</text:p>
      <text:p text:style-name="P5"><text:s text:c="4"/><text:tab/>$this-&gt;active_posts = $activePosts;</text:p>
      <text:p text:style-name="P5"><text:s text:c="4"/>}</text:p>
      <text:p text:style-name="P5"><text:s/></text:p>
      <text:p text:style-name="P5"><text:s text:c="4"/>public function getActivePosts()</text:p>
      <text:p text:style-name="P5"><text:s text:c="4"/>{</text:p>
      <text:p text:style-name="P5"><text:s text:c="4"/><text:tab/>return $this-&gt;active_posts;</text:p>
      <text:p text:style-name="P5"><text:s text:c="4"/>}</text:p>
      <text:p text:style-name="P11"/>
      <text:p text:style-name="P7">3. Dodajemy metodę:</text:p>
      <text:p text:style-name="P4">src/BlogBundle/Repository/<text:span text:style-name="T4">PostRepository.php</text:span></text:p>
      <text:p text:style-name="P1"/>
      <text:p text:style-name="P1">&lt;?php</text:p>
      <text:p text:style-name="P1"/>
      <text:p text:style-name="P1">namespace BlogBundle\Repository;</text:p>
      <text:p text:style-name="P1"/>
      <text:p text:style-name="P1">/**</text:p>
      <text:p text:style-name="P1"><text:s/>* PostRepository</text:p>
      <text:p text:style-name="P1"><text:s/>*</text:p>
      <text:p text:style-name="P1"><text:s/>* This class was generated by the Doctrine ORM. Add your own custom</text:p>
      <text:p text:style-name="P1"><text:s/>* repository methods below.</text:p>
      <text:p text:style-name="P1"><text:s/>*/</text:p>
      <text:p text:style-name="P1">...</text:p>
      <text:p text:style-name="P1"><text:s text:c="4"/></text:p>
      <text:p text:style-name="P1"><text:s text:c="4"/><text:span text:style-name="T1">public function getPostsFromTag($tag_id = null)</text:span></text:p>
      <text:p text:style-name="P1"><text:s text:c="4"/>{</text:p>
      <text:p text:style-name="P1"><text:s text:c="8"/>$qb = $this-&gt;createQueryBuilder('p');</text:p>
      <text:p text:style-name="P1"/>
      <text:p text:style-name="P1"><text:s text:c="8"/>if($tag_id)</text:p>
      <text:p text:style-name="P1"><text:s text:c="8"/>{</text:p>
      <text:p text:style-name="P1"><text:s text:c="12"/>$qb-&gt;innerJoin('p.tags', 'pt')</text:p>
      <text:p text:style-name="P1"><text:s text:c="14"/>-&gt;where('pt.id = :tag_id')</text:p>
      <text:p text:style-name="P1"><text:s text:c="14"/>-&gt;setParameter('tag_id', $tag_id);</text:p>
      <text:p text:style-name="P1"><text:s text:c="8"/>}</text:p>
      <text:p text:style-name="P1"/>
      <text:p text:style-name="P1"><text:s text:c="8"/>$query = $qb-&gt;getQuery();</text:p>
      <text:p text:style-name="P1"/>
      <text:p text:style-name="P1"><text:s text:c="8"/>return $query-&gt;getResult()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4. Dodanie kontrolera</text:p>
      <text:p text:style-name="P11">blog\src\BlogBundle\Controller\<text:span text:style-name="T1">TagController.php</text:span></text:p>
      <text:p text:style-name="P1"/>
      <text:p text:style-name="P1">&lt;?php</text:p>
      <text:p text:style-name="P1"/>
      <text:p text:style-name="P1">namespace BlogBundle\Controller;</text:p>
      <text:p text:style-name="P1"/>
      <text:p text:style-name="P1">use Symfony\Component\HttpFoundation\Request;</text:p>
      <text:p text:style-name="P1">use Symfony\Bundle\FrameworkBundle\Controller\Controller;</text:p>
      <text:p text:style-name="P1"/>
      <text:p text:style-name="P1">use BlogBundle\Entity\Tag;</text:p>
      <text:p text:style-name="P1"/>
      <text:p text:style-name="P1">class TagController extends Controller</text:p>
      <text:p text:style-name="P1">{</text:p>
      <text:p text:style-name="P1"/>
      <text:p text:style-name="P1"><text:s text:c="4"/>public function showAction($slug)</text:p>
      <text:p text:style-name="P1"><text:s text:c="4"/>{</text:p>
      <text:p text:style-name="P1"><text:s text:c="8"/>$em = $this-&gt;getDoctrine()-&gt;getManager();</text:p>
      <text:p text:style-name="P1"><text:s/></text:p>
      <text:p text:style-name="P1"><text:s text:c="8"/>$tag = $em-&gt;getRepository('BlogBundle:Tag')-&gt;findOneBySlug($slug);</text:p>
      <text:p text:style-name="P1"><text:s text:c="8"/></text:p>
      <text:p text:style-name="P1"><text:s text:c="8"/>if (!$tag) {</text:p>
      <text:p text:style-name="P1"><text:s text:c="12"/>throw $this-&gt;createNotFoundException('Unable to find Tag entity.');</text:p>
      <text:p text:style-name="P1"><text:s text:c="8"/>}</text:p>
      <text:p text:style-name="P1"><text:s text:c="8"/></text:p>
      <text:p text:style-name="P1"><text:s text:c="8"/>$tag-&gt;setActivePosts($em-&gt;getRepository('BlogBundle:Post')-&gt;getPostsFromTag($tag-&gt;getId()));</text:p>
      <text:p text:style-name="P1"><text:s text:c="8"/>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8"/>$tags = $em-&gt;getRepository('BlogBundle:Tag')-&gt;getWithPosts(); //pobranie wszystkich tagów, które mają posty</text:p>
      <text:p text:style-name="P1"><text:s text:c="8"/></text:p>
      <text:p text:style-name="P1"><text:s text:c="8"/>return $this-&gt;render('BlogBundle:Tag:show.html.twig', array(</text:p>
      <text:p text:style-name="P1"><text:s text:c="12"/>'tag' =&gt; $tag,</text:p>
      <text:p text:style-name="P1"><text:s text:c="12"/>'categories' =&gt; $categories,</text:p>
      <text:p text:style-name="P1"><text:s text:c="12"/>'tags' =&gt; $tags,</text:p>
      <text:p text:style-name="P1"><text:s text:c="8"/>));</text:p>
      <text:p text:style-name="P1"><text:s text:c="4"/>}</text:p>
      <text:p text:style-name="P1">}</text:p>
      <text:p text:style-name="P1"/>
      <text:p text:style-name="P1">5. Dodanie templatki wyświetlającej posty z danej kategorii:</text:p>
      <text:p text:style-name="P11">blog\src\BlogBundle\Resources\views\<text:span text:style-name="T1">Tag\show.html.twig</text:span> </text:p>
      <text:p text:style-name="P1"/>
      <text:p text:style-name="P1">{% extends 'BlogBundle::base.html.twig' %}</text:p>
      <text:p text:style-name="P1"/>
      <text:p text:style-name="P1">{% block title %}Blog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-%}</text:p>
      <text:p text:style-name="P1"><text:s text:c="4"/></text:p>
      <text:p text:style-name="P1">&lt;div class="container"&gt;</text:p>
      <text:p text:style-name="P1"><text:s text:c="4"/>&lt;div class="row"&gt; <text:s text:c="3"/></text:p>
      <text:p text:style-name="P1"><text:s text:c="4"/><text:tab/>&lt;div class="col-lg-12"&gt;</text:p>
      <text:p text:style-name="P1"><text:s text:c="12"/>&lt;div class="page-header"&gt;</text:p>
      <text:p text:style-name="P1"><text:s text:c="16"/>&lt;h2&gt;Tag: {{ tag.name }}&lt;/h2&gt;</text:p>
      <text:p text:style-name="P1"><text:s text:c="12"/>&lt;/div&gt;</text:p>
      <text:p text:style-name="P1"><text:s text:c="12"/>&lt;ul class="breadcrumb"&gt;</text:p>
      <text:p text:style-name="P1"><text:soft-page-break/><text:s text:c="16"/>&lt;li&gt;&lt;a href="{{ path('blog_homepage') }}"&gt;Start&lt;/a&gt;&lt;/li&gt;</text:p>
      <text:p text:style-name="P1"><text:s text:c="16"/>&lt;li&gt;&lt;a href="{{ path('post') }}"&gt;Blog&lt;/a&gt;&lt;/li&gt;</text:p>
      <text:p text:style-name="P1"><text:s text:c="16"/>&lt;li class="active"&gt;Tag: {{ tag.name }}&lt;/li&gt;</text:p>
      <text:p text:style-name="P1"><text:s text:c="12"/>&lt;/ul&gt;</text:p>
      <text:p text:style-name="P1"><text:s text:c="4"/><text:tab/>&lt;/div&gt;</text:p>
      <text:p text:style-name="P1"><text:s text:c="4"/>&lt;/div&gt;</text:p>
      <text:p text:style-name="P1"><text:s text:c="4"/>&lt;div class="row"&gt;</text:p>
      <text:p text:style-name="P1"><text:s text:c="8"/>&lt;div class="col-md-8"&gt;</text:p>
      <text:p text:style-name="P1"><text:s text:c="8"/>{% for entity in tag.activeposts %}</text:p>
      <text:p text:style-name="P1"><text:s text:c="12"/>&lt;h2&gt;&lt;a href="{{ path('post_show', { 'id': entity.id, 'category': entity.category.slug, 'title': entity.titleslug }) }}"&gt;{{ entity.title|title|raw }}&lt;/a&gt;&lt;/h2&gt;</text:p>
      <text:p text:style-name="P1"><text:s text:c="12"/>&lt;p&gt;</text:p>
      <text:p text:style-name="P1"><text:s text:c="16"/>&lt;i class="fa fa-calendar"&gt;&lt;/i&gt; &lt;a href="#"&gt;{% if entity.publishedat %}{{ entity.publishedat|date('l, F j, Y') }}{% endif %}&lt;/a&gt; | </text:p>
      <text:p text:style-name="P1"><text:s text:c="16"/>&lt;i class="fa fa-user"&gt;&lt;/i&gt; &lt;a href="#"&gt;{{ entity.authoremail }}&lt;/a&gt; |</text:p>
      <text:p text:style-name="P1"><text:s text:c="16"/>&lt;i class="fa fa-share-alt"&gt;&lt;/i&gt; &lt;a href="{{ path('blog_category', { 'slug': entity.category.slug }) }}"&gt;{{ entity.category }}&lt;/a&gt;</text:p>
      <text:p text:style-name="P1"><text:s text:c="12"/>&lt;/p&gt;</text:p>
      <text:p text:style-name="P1"><text:s text:c="12"/>&lt;p&gt;</text:p>
      <text:p text:style-name="P1"><text:s text:c="16"/>{{ entity.excerpt|raw|slice(0, 300) }}</text:p>
      <text:p text:style-name="P1"><text:s text:c="16"/>{{ entity.excerpt|length &gt; 300 ? '[...]' : ''}}</text:p>
      <text:p text:style-name="P1"><text:s text:c="16"/>{#{{ entity.excerpt|length &gt; 300 ? entity.excerpt|raw|slice(0,300) ~ '[...]' : entity.excerpt|raw }}#}</text:p>
      <text:p text:style-name="P1"><text:s text:c="12"/>&lt;/p&gt;</text:p>
      <text:p text:style-name="P1"><text:s text:c="12"/>&lt;a class="btn btn-primary" href="{{ path('post_show', { 'id': entity.id, 'category': entity.category.slug, 'title': entity.titleslug }) }}"&gt;Read More &lt;i class="fa fa-angle-right"&gt;&lt;/i&gt;&lt;/a&gt;</text:p>
      <text:p text:style-name="P1"><text:s text:c="12"/>&lt;hr/&gt;</text:p>
      <text:p text:style-name="P1"><text:s text:c="8"/>{% endfor %} </text:p>
      <text:p text:style-name="P1"><text:s text:c="8"/>&lt;/div&gt;</text:p>
      <text:p text:style-name="P1"><text:s text:c="8"/>&lt;div class="col-md-4"&gt;</text:p>
      <text:p text:style-name="P1"><text:s text:c="12"/>{{ include('BlogBundle:Post:_sidebar.html.twig', { 'categories': categories, 'tags': tags }) }}</text:p>
      <text:p text:style-name="P1"><text:s text:c="8"/>&lt;/div&gt;</text:p>
      <text:p text:style-name="P1"><text:s text:c="4"/>&lt;/div&gt;</text:p>
      <text:p text:style-name="P1">&lt;/div&gt;</text:p>
      <text:p text:style-name="P1"/>
      <text:p text:style-name="P1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9M33S</meta:editing-duration>
    <meta:editing-cycles>24</meta:editing-cycles>
    <meta:generator>OpenOffice.org/3.3$Win32 OpenOffice.org_project/330m20$Build-9567</meta:generator>
    <dc:date>2015-12-23T12:16:11.37</dc:date>
    <dc:creator>szymon idczak</dc:creator>
    <meta:document-statistic meta:table-count="0" meta:image-count="0" meta:object-count="0" meta:page-count="6" meta:paragraph-count="252" meta:word-count="749" meta:character-count="9464"/>
    <meta:user-defined meta:name="Info 1"/>
    <meta:user-defined meta:name="Info 2"/>
    <meta:user-defined meta:name="Info 3"/>
    <meta:user-defined meta:name="Info 4"/>
  </office:meta>
</office:document-meta>
</file>